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dvOT596495f2" svg:font-family="AdvOT596495f2" style:font-family-generic="roman" style:font-pitch="variable"/>
    <style:font-face style:name="AdvOT596495f21" svg:font-family="AdvOT596495f2"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NUKQU+TimesNewRomanPSMT" svg:font-family="SNUKQU+TimesNewRomanPSMT" style:font-family-generic="roman" style:font-pitch="variable"/>
    <style:font-face style:name="SNUKQU+TimesNewRomanPSMT1" svg:font-family="SNUKQU+TimesNewRomanPSMT"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YQYMOX+TimesNewRomanPS-BoldMT" svg:font-family="YQYMOX+TimesNewRomanPS-BoldMT" style:font-family-generic="roman" style:font-pitch="variable"/>
    <style:font-face style:name="YQYMOX+TimesNewRomanPS-BoldMT1" svg:font-family="YQYMOX+TimesNewRomanPS-BoldMT" style:font-family-generic="system" style:font-pitch="variable"/>
    <style:font-face style:name="sans-serif" svg:font-family="sans-serif"/>
    <style:font-face style:name="serif" svg:font-family="serif"/>
  </office:font-face-decls>
  <office:automatic-styles>
    <style:style style:name="Table1" style:family="table">
      <style:table-properties style:width="16.104cm" fo:margin-left="0.009cm" fo:margin-top="0cm" fo:margin-bottom="0cm" table:align="left" style:writing-mode="lr-tb"/>
    </style:style>
    <style:style style:name="Table1.A" style:family="table-column">
      <style:table-column-properties style:column-width="1.356cm"/>
    </style:style>
    <style:style style:name="Table1.B" style:family="table-column">
      <style:table-column-properties style:column-width="5.172cm"/>
    </style:style>
    <style:style style:name="Table1.C" style:family="table-column">
      <style:table-column-properties style:column-width="3.182cm"/>
    </style:style>
    <style:style style:name="Table1.D" style:family="table-column">
      <style:table-column-properties style:column-width="1.378cm"/>
    </style:style>
    <style:style style:name="Table1.E" style:family="table-column">
      <style:table-column-properties style:column-width="5.017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P1" style:family="paragraph" style:parent-style-name="Default">
      <style:paragraph-properties fo:margin-top="0cm" fo:margin-bottom="0cm" style:contextual-spacing="false" fo:text-align="start" style:justify-single-word="false" fo:orphans="2" fo:widows="2"/>
      <style:text-properties style:font-name="Times New Roman" fo:font-size="12pt" fo:language="en" fo:country="IN" officeooo:paragraph-rsid="001afb10" style:letter-kerning="false" style:font-name-asian="Calibri1" style:font-size-asian="12pt" style:language-asian="en" style:country-asian="US" style:font-size-complex="12pt" style:language-complex="ar" style:country-complex="SA"/>
    </style:style>
    <style:style style:name="P2" style:family="paragraph" style:parent-style-name="Standard">
      <style:paragraph-properties fo:margin-top="0cm" fo:margin-bottom="0cm" style:contextual-spacing="false" fo:line-height="100%" fo:text-align="start" style:justify-single-word="false" fo:orphans="2" fo:widows="2"/>
      <style:text-properties style:font-name="Times New Roman" fo:font-size="12pt" fo:language="en" fo:country="IN" officeooo:paragraph-rsid="001afb10" style:letter-kerning="false" style:font-name-asian="Calibri1" style:font-size-asian="12pt" style:language-asian="en" style:country-asian="US" style:font-size-complex="12pt" style:language-complex="ar" style:country-complex="SA"/>
    </style:style>
    <style:style style:name="P3" style:family="paragraph" style:parent-style-name="Standard">
      <style:paragraph-properties fo:margin-top="0cm" fo:margin-bottom="0cm" style:contextual-spacing="false" fo:line-height="100%" fo:text-align="start" style:justify-single-word="false" fo:orphans="2" fo:widows="2"/>
      <style:text-properties style:font-name="Times New Roman" fo:font-size="12pt" fo:language="en" fo:country="IN" officeooo:rsid="001afb10" officeooo:paragraph-rsid="001afb10" style:letter-kerning="false" style:font-name-asian="Calibri1" style:font-size-asian="12pt" style:language-asian="en" style:country-asian="US" style:font-name-complex="Times New Roman1" style:font-size-complex="12pt" style:language-complex="ar" style:country-complex="SA"/>
    </style:style>
    <style:style style:name="P4" style:family="paragraph" style:parent-style-name="Standard">
      <style:paragraph-properties fo:margin-top="0cm" fo:margin-bottom="0cm" style:contextual-spacing="false" fo:line-height="100%" fo:text-align="start" style:justify-single-word="false" fo:orphans="2" fo:widows="2"/>
      <style:text-properties style:font-name="Times New Roman" fo:font-size="12pt" officeooo:paragraph-rsid="001afb10" style:font-size-asian="12pt" style:font-size-complex="12pt"/>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Times New Roman" fo:font-size="12pt" fo:language="en" fo:country="IN" officeooo:paragraph-rsid="001afb10" style:letter-kerning="false" style:font-name-asian="Calibri1" style:font-size-asian="12pt" style:language-asian="en" style:country-asian="US" style:font-name-complex="SNUKQU+TimesNewRomanPSMT1" style:font-size-complex="12pt" style:language-complex="ar" style:country-complex="SA"/>
    </style:style>
    <style:style style:name="P7"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Times New Roman" fo:font-size="12pt" fo:language="en" fo:country="IN" officeooo:paragraph-rsid="001afb10" style:letter-kerning="false" style:font-name-asian="Calibri1" style:font-size-asian="12pt" style:language-asian="en" style:country-asian="US" style:font-name-complex="Times New Roman1" style:font-size-complex="12pt" style:language-complex="ar" style:country-complex="SA"/>
    </style:style>
    <style:style style:name="P8" style:family="paragraph" style:parent-style-name="Standard">
      <style:text-properties officeooo:paragraph-rsid="001afb10"/>
    </style:style>
    <style:style style:name="P9" style:family="paragraph" style:parent-style-name="Default">
      <style:paragraph-properties fo:margin-top="0cm" fo:margin-bottom="0cm" style:contextual-spacing="false" fo:text-align="start" style:justify-single-word="false" fo:orphans="2" fo:widows="2"/>
      <style:text-properties style:font-name="Times New Roman" fo:font-size="12pt" fo:language="en" fo:country="IN" officeooo:paragraph-rsid="001afb10" style:letter-kerning="false" style:font-name-asian="Calibri1" style:font-size-asian="12pt" style:language-asian="en" style:country-asian="US" style:font-name-complex="Times New Roman1" style:font-size-complex="12pt" style:language-complex="ar" style:country-complex="SA"/>
    </style:style>
    <style:style style:name="P10" style:family="paragraph" style:parent-style-name="Standard">
      <style:paragraph-properties fo:text-align="center" style:justify-single-word="false"/>
      <style:text-properties fo:font-size="16pt" fo:language="en" fo:country="US" fo:font-weight="bold" officeooo:paragraph-rsid="001afb10" style:font-size-asian="16pt" style:font-weight-asian="bold" style:font-size-complex="16pt" style:font-weight-complex="bold"/>
    </style:style>
    <style:style style:name="P11" style:family="paragraph" style:parent-style-name="Standard">
      <style:text-properties fo:font-size="12pt" fo:language="en" fo:country="US" fo:font-weight="bold" officeooo:paragraph-rsid="001afb10" style:font-size-asian="12pt" style:font-weight-asian="bold" style:font-size-complex="12pt" style:font-weight-complex="bold"/>
    </style:style>
    <style:style style:name="P12" style:family="paragraph" style:parent-style-name="Standard">
      <style:paragraph-properties fo:margin-top="0cm" fo:margin-bottom="0cm" style:contextual-spacing="false" fo:text-align="start" style:justify-single-word="false" fo:orphans="2" fo:widows="2"/>
      <style:text-properties style:font-name="Times New Roman" fo:font-size="12pt" fo:language="en" fo:country="IN" officeooo:paragraph-rsid="001afb10" style:letter-kerning="false" style:font-name-asian="Calibri1" style:font-size-asian="12pt" style:language-asian="en" style:country-asian="US" style:font-name-complex="Times New Roman1" style:font-size-complex="12pt" style:language-complex="ar" style:country-complex="SA"/>
    </style:style>
    <style:style style:name="P13" style:family="paragraph" style:parent-style-name="Standard">
      <style:paragraph-properties fo:margin-top="0cm" fo:margin-bottom="0cm" style:contextual-spacing="false" fo:line-height="100%" fo:text-align="start" style:justify-single-word="false" fo:orphans="2" fo:widows="2"/>
      <style:text-properties style:font-name="Times New Roman" fo:font-size="12pt" fo:language="en" fo:country="IN" officeooo:paragraph-rsid="001afb10" style:letter-kerning="false" style:font-name-asian="Calibri1" style:font-size-asian="12pt" style:language-asian="en" style:country-asian="US" style:font-name-complex="Times New Roman1" style:font-size-complex="12pt" style:language-complex="ar" style:country-complex="SA"/>
    </style:style>
    <style:style style:name="P14"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Times New Roman" fo:font-size="12pt" officeooo:paragraph-rsid="001afb10" style:font-size-asian="12pt" style:font-name-complex="SNUKQU+TimesNewRomanPSMT1" style:font-size-complex="12pt"/>
    </style:style>
    <style:style style:name="P15"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Times New Roman" fo:font-size="12pt" fo:language="en" fo:country="IN" officeooo:paragraph-rsid="001afb10" style:letter-kerning="false" style:font-name-asian="Calibri1" style:font-size-asian="12pt" style:language-asian="en" style:country-asian="US" style:font-name-complex="Times New Roman1" style:font-size-complex="12pt" style:language-complex="ar" style:country-complex="SA"/>
    </style:style>
    <style:style style:name="T1" style:family="text">
      <style:text-properties fo:color="#000000" loext:opacity="100%" style:font-name-complex="Times New Roman1"/>
    </style:style>
    <style:style style:name="T2" style:family="text">
      <style:text-properties officeooo:rsid="001afb10"/>
    </style:style>
    <style:style style:name="T3" style:family="text">
      <style:text-properties fo:language="en" fo:country="IN" style:letter-kerning="false" style:font-name-asian="Calibri1" style:language-asian="en" style:country-asian="US" style:language-complex="ar" style:country-complex="SA"/>
    </style:style>
    <style:style style:name="T4" style:family="text">
      <style:text-properties officeooo:rsid="001c5f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Literature Survey</text:p>
      <text:p text:style-name="P11">Team ID : PNT2022TMID04847</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S.NO</text:p>
          </table:table-cell>
          <table:table-cell table:style-name="Table1.A1" office:value-type="string">
            <text:p text:style-name="P2">Paper</text:p>
          </table:table-cell>
          <table:table-cell table:style-name="Table1.A1" office:value-type="string">
            <text:p text:style-name="P2">Author</text:p>
          </table:table-cell>
          <table:table-cell table:style-name="Table1.A1" office:value-type="string">
            <text:p text:style-name="P2">Year</text:p>
          </table:table-cell>
          <table:table-cell table:style-name="Table1.A1" office:value-type="string">
            <text:p text:style-name="P2">Method and algorithm</text:p>
          </table:table-cell>
        </table:table-row>
        <table:table-row table:style-name="Table1.1">
          <table:table-cell table:style-name="Table1.A1" office:value-type="string">
            <text:p text:style-name="P2">1</text:p>
          </table:table-cell>
          <table:table-cell table:style-name="Table1.A1" office:value-type="string">
            <text:p text:style-name="P1"/>
            <text:p text:style-name="P12">A Study of Inventory Management System </text:p>
            <text:p text:style-name="P5">Case Study </text:p>
            <text:p text:style-name="P9"/>
            <text:p text:style-name="P2"/>
          </table:table-cell>
          <table:table-cell table:style-name="Table1.A1" office:value-type="string">
            <text:p text:style-name="P6"/>
            <text:p text:style-name="P14">Tariq Hussain Sheikh</text:p>
          </table:table-cell>
          <table:table-cell table:style-name="Table1.A1" office:value-type="string">
            <text:p text:style-name="P2">201<text:span text:style-name="T2">8</text:span></text:p>
          </table:table-cell>
          <table:table-cell table:style-name="Table1.A1" office:value-type="string">
            <text:p text:style-name="P2">Inventory management is a challenging problem area in supply chain management. Companies need to </text:p>
            <text:p text:style-name="P5">have inventories in warehouses in order to fulfil customer demand, meanwhile these inventories have holding costs </text:p>
            <text:p text:style-name="P5">and this is frozen fund that can be lost. Therefore, the task of inventory management is to find the quantity of </text:p>
            <text:p text:style-name="P5">inventories that will fulfil the demand, avoiding overstocks. This paper presents a case study for the steel </text:p>
            <text:p text:style-name="P5">manufacturing industry (Small Scale Industry) on inventory management. The relationship between the inventory </text:p>
            <text:p text:style-name="P5">management and company performance was determined based on inventory days and return on asset (ROA) </text:p>
            <text:p text:style-name="P5">analysis. The research found that company X had a few inventory problems such as unorganized inventory </text:p>
            <text:p text:style-name="P5">arrangement, large amount of inventory days / no cycle counting and no accurate records balance due to unskilled </text:p>
            <text:p text:style-name="P5">workers. The study also proved that there was a significant relationship between return on asset (ROA) and </text:p>
            <text:p text:style-name="P5">inventory days. This paper also provides recommendation to the <text:soft-page-break/>company and for further research</text:p>
            <text:p text:style-name="P2"/>
          </table:table-cell>
        </table:table-row>
        <table:table-row table:style-name="Table1.1">
          <table:table-cell table:style-name="Table1.A1" office:value-type="string">
            <text:p text:style-name="P2">2</text:p>
          </table:table-cell>
          <table:table-cell table:style-name="Table1.A1" office:value-type="string">
            <text:p text:style-name="P13"><text:bookmark text:name="page3R_mcid0"/>Research paper on Inventory management system</text:p>
            <text:p text:style-name="P13"/>
          </table:table-cell>
          <table:table-cell table:style-name="Table1.A1" office:value-type="string">
            <text:p text:style-name="P13"><text:bookmark text:name="page3R_mcid2"/>Punam Khobragade</text:p>
            <text:p text:style-name="P13"/>
          </table:table-cell>
          <table:table-cell table:style-name="Table1.A1" office:value-type="string">
            <text:p text:style-name="P2">2018</text:p>
          </table:table-cell>
          <table:table-cell table:style-name="Table1.A1" office:value-type="string">
            <text:p text:style-name="P13"><text:bookmark text:name="page3R_mcid8"/>Inventory Management System is software which<text:line-break/>is helpful for the businesses operate hardware stores, where<text:line-break/>storeowner keeps the records of sales and purchase.<text:line-break/>Mismanaged inventory means disappointed customers, too<text:line-break/>much cash tied up in warehouses and slower sales. This project<text:line-break/>eliminates the paper work, human faults, manual delay and<text:line-break/>speed up process. Inventory Management System will have the<text:line-break/>ability to track sales and available inventory, tells a<text:line-break/>storeowner when it's time to reorder and how much to<text:line-break/>purchase.Inventory Management System is a windows<text:line-break/>application developed for Windows operating systems which<text:line-break/>focused in the area of Inventory control and generates the<text:line-break/>various required reports</text:p>
            <text:p text:style-name="P13"/>
          </table:table-cell>
        </table:table-row>
        <table:table-row table:style-name="Table1.1">
          <table:table-cell table:style-name="Table1.A1" office:value-type="string">
            <text:p text:style-name="P13">3</text:p>
          </table:table-cell>
          <table:table-cell table:style-name="Table1.A1" office:value-type="string">
            <text:p text:style-name="P7"/>
            <text:p text:style-name="P3"><text:bookmark text:name="page5R_mcid0"/>Inventory management efficiency analysis</text:p>
            <text:p text:style-name="P3"/>
          </table:table-cell>
          <table:table-cell table:style-name="Table1.A1" office:value-type="string">
            <text:p text:style-name="P4"><text:bookmark text:name="page303R_mcid1"/><text:span text:style-name="T3">S S Islam,</text:span><text:bookmark text:name="page303R_mcid12"/>A Rochim,</text:p>
            <text:p text:style-name="P2"><text:bookmark text:name="page303R_mcid11"/>A H Pulungan</text:p>
            <text:p text:style-name="P2"/>
          </table:table-cell>
          <table:table-cell table:style-name="Table1.A1" office:value-type="string">
            <text:p text:style-name="P2">2018</text:p>
          </table:table-cell>
          <table:table-cell table:style-name="Table1.A1" office:value-type="string">
            <text:p text:style-name="P2"><text:bookmark text:name="page303R_mcid7"/>The research aims to examine factors that affect inventory mismanagement in a Small<text:line-break/>Medium Enterprises (SME), which is a market leader in the Heavy Equipment Spare part<text:line-break/>Industry. Despite its status as market leader, the company deals with various inventory problems,<text:line-break/><text:soft-page-break/>for examples slow-moving stocks, delivery delays to customers, and so forth. Those problems,<text:line-break/>at the end, may reduce company’s profit. In order to determine the main factors, this study applies<text:line-break/>quantitative and qualitative methods. Quantitative methods, specifically Pareto diagram and<text:line-break/>Inventory Turnover Ratio (ITR), are mainly used to evaluate sales and inventory management.<text:line-break/>ITR is affected by spare part quantity, warehouse area used, and the material amount. The top<text:line-break/>five ITR ratings are examined further through observation, interview, and questionnaire<text:line-break/>techniques. Meanwhile, the qualitative method is applied to evaluate the company’s inventory<text:line-break/>information systems, procedures and coordinations among departments, and human resources.<text:line-break/>Our findings suggest that the unintegrated company’s information system and lack of qualified<text:line-break/>human resources are the main factors affect inefficient inventory management. The research<text:line-break/>benefits to industry by suggesting the importance of information systems and human resources<text:line-break/>to inventory management. As for academics, this research enriches inventory management<text:line-break/>literature.</text:p>
            <text:p text:style-name="P2"/>
          </table:table-cell>
        </table:table-row>
        <table:table-row table:style-name="Table1.1">
          <table:table-cell table:style-name="Table1.A1" office:value-type="string">
            <text:p text:style-name="P2">4</text:p>
          </table:table-cell>
          <table:table-cell table:style-name="Table1.A1" office:value-type="string">
            <text:p text:style-name="P2"><text:bookmark text:name="page3R_mcid6"/>A Study on Inventory Management towards Organizational<text:line-break/>Performance</text:p>
            <text:p text:style-name="P2"/>
          </table:table-cell>
          <table:table-cell table:style-name="Table1.A1" office:value-type="string">
            <text:p text:style-name="P2"><text:bookmark text:name="page3R_mcid82"/>Fararishah Abdul Khalid and Samantha Reina Lim</text:p>
            <text:p text:style-name="P2"/>
          </table:table-cell>
          <table:table-cell table:style-name="Table1.A1" office:value-type="string">
            <text:p text:style-name="P2">20<text:span text:style-name="T4">18</text:span></text:p>
          </table:table-cell>
          <table:table-cell table:style-name="Table1.A1" office:value-type="string">
            <text:p text:style-name="P2"><text:bookmark text:name="page28R_mcid7"/>Inventory exists in almost every organization, it is crucial for an organization to have good<text:line-break/>understanding and strategy about inventory management. Inventory management has significance<text:line-break/>for an enterprise in an inventory intensive manufacturing industry (Rajeev, 2008). In this research,<text:line-break/>the researcher aimed to know the relationship between inventory management and organizational<text:line-break/>performance of manufacturing company in Melaka. Thus, the researchers identified three inventory<text:line-break/>management strategies, Vendor Managed Inventory (VMI), Material Requirement Planning (MRP),<text:line-break/>and Just-In-Time (JIT), as the independent variables to investigate the research questions. In order to<text:line-break/>collect the data and information needed, the researcher used qualitative method as the research<text:line-break/>methodology. The interviewee is aimed to be the inventory management manager of the target<text:line-break/>company. The data analysis will be using a deductive approach where all interview questions will be<text:line-break/>constructed based on the research questions, research objectives and conceptual framework. After<text:line-break/>the interview is conducted, <text:soft-page-break/>the researcher will transcribe the script and start analysing based on the<text:line-break/>answer given by the interviewee.</text:p>
            <text:p text:style-name="P2"/>
          </table:table-cell>
        </table:table-row>
        <table:table-row table:style-name="Table1.1">
          <table:table-cell table:style-name="Table1.A1" office:value-type="string">
            <text:p text:style-name="P2">5</text:p>
          </table:table-cell>
          <table:table-cell table:style-name="Table1.A1" office:value-type="string">
            <text:p text:style-name="P7"><text:bookmark text:name="page3R_mcid01"/>A STUDY ON INVENTORY<text:line-break/>MANAGEMENT AND CONTROL</text:p>
            <text:p text:style-name="P7"/>
          </table:table-cell>
          <table:table-cell table:style-name="Table1.A1" office:value-type="string">
            <text:p text:style-name="P2"><text:bookmark text:name="page3R_mcid1"/><text:span text:style-name="T1">PRATAP CHANDRAKUMAR. R</text:span><text:bookmark text:name="page3R_mcid21"/><text:span text:style-name="T1"><text:line-break/>GOMATHI SHANKAR</text:span></text:p>
            <text:p text:style-name="P7"/>
          </table:table-cell>
          <table:table-cell table:style-name="Table1.A1" office:value-type="string">
            <text:p text:style-name="P2"/>
            <text:p text:style-name="P2">201<text:span text:style-name="T2">7</text:span></text:p>
            <text:p text:style-name="P2"/>
          </table:table-cell>
          <table:table-cell table:style-name="Table1.A1" office:value-type="string">
            <text:p text:style-name="P7"/>
            <text:p text:style-name="P2">bstract The aim of the study is to examine the inventory management process. The significance of this research is based on the benefits that can be obtained by identifying the issues of inventory control. The methodology used are unstructured interviews, on-site study, and annual report analysis. Inventory management is an important area of manufacturing industry. If company fails to manage inventory, they will face failure. It is a challenge for the company to maintain fair inventory. There are various inventory management techniques available for maintaining fair inventory level in the company. The basic objective of this paper is to study about inventory management techniques used in Linamar India Pvt. Ltd. and find out some measures for improvement on inventory management process of the concerned company. The present system of inventory management of the company is good. For improvement of the present inventory management system, company should adopt other inventory management techniques</text:p>
          </table:table-cell>
        </table:table-row>
      </table:table>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dvOT596495f2" svg:font-family="AdvOT596495f2" style:font-family-generic="roman" style:font-pitch="variable"/>
    <style:font-face style:name="AdvOT596495f21" svg:font-family="AdvOT596495f2"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NUKQU+TimesNewRomanPSMT" svg:font-family="SNUKQU+TimesNewRomanPSMT" style:font-family-generic="roman" style:font-pitch="variable"/>
    <style:font-face style:name="SNUKQU+TimesNewRomanPSMT1" svg:font-family="SNUKQU+TimesNewRomanPSMT"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YQYMOX+TimesNewRomanPS-BoldMT" svg:font-family="YQYMOX+TimesNewRomanPS-BoldMT" style:font-family-generic="roman" style:font-pitch="variable"/>
    <style:font-face style:name="YQYMOX+TimesNewRomanPS-BoldMT1" svg:font-family="YQYMOX+TimesNewRomanPS-BoldMT" style:font-family-generic="system" style:font-pitch="variable"/>
    <style:font-face style:name="sans-serif" svg:font-family="sans-serif"/>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YQYMOX+TimesNewRomanPS-BoldMT" fo:font-family="YQYMOX+TimesNewRomanPS-BoldMT" style:font-family-generic="roman" style:font-pitch="variable" fo:font-size="12pt" style:font-size-asian="12pt" style:font-name-complex="YQYMOX+TimesNewRomanPS-BoldMT1" style:font-family-complex="YQYMOX+TimesNewRomanPS-BoldMT"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4T15:20:15.554396349</meta:creation-date>
    <dc:date>2022-09-26T21:41:33.164874850</dc:date>
    <meta:editing-duration>PT4M41S</meta:editing-duration>
    <meta:editing-cycles>2</meta:editing-cycles>
    <meta:generator>LibreOffice/7.3.5.2$Linux_X86_64 LibreOffice_project/30$Build-2</meta:generator>
    <meta:document-statistic meta:table-count="1" meta:image-count="0" meta:object-count="0" meta:page-count="5" meta:paragraph-count="43" meta:word-count="853" meta:character-count="5843" meta:non-whitespace-character-count="5022"/>
  </office:meta>
</office:document-meta>
</file>